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پریسا کریمی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هلا صالحی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موجه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موجه</text:p>
          </table:table-cell>
        </table:table-row>
        <table:table-row table:style-name="ro1">
          <table:table-cell office:value-type="string" calcext:value-type="string">
            <text:p>ریحانه نعمتی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سارا زارعی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هلا فهیمی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فاطمه حسن زاده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یمان رشید فرخی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حمد حسین خلیلی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پارسا علیزاده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عراج صفاری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خدیجه محمد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سمین عباس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امیرعلی فاتحی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متین زندوانی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حمیدرضا عمو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ریاحی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تاج آبادی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قرمزی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خوبرویان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حاتم پور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17:04:04.415104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6:36:20.096329689</meta:creation-date>
    <dc:date>2025-11-18T17:05:43.840049289</dc:date>
    <meta:editing-duration>PT24M19S</meta:editing-duration>
    <meta:editing-cycles>14</meta:editing-cycles>
    <meta:generator>LibreOffice/24.2.6.2$Linux_X86_64 LibreOffice_project/420$Build-2</meta:generator>
    <meta:document-statistic meta:table-count="1" meta:cell-count="273" meta:object-count="0"/>
  </office:meta>
</office:document-meta>
</file>